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top="0cm" fo:margin-bottom="0.212cm" fo:line-height="150%" fo:text-align="center" style:justify-single-word="false"/>
      <style:text-properties fo:font-size="18pt" fo:font-weight="bold" style:font-size-asian="18pt" style:font-weight-asian="bold" style:font-weight-complex="bold"/>
    </style:style>
    <style:style style:name="P2" style:family="paragraph" style:parent-style-name="Standard">
      <style:paragraph-properties fo:margin-top="0cm" fo:margin-bottom="0.212cm" fo:line-height="150%"/>
      <style:text-properties fo:font-size="16pt" style:font-size-asian="16pt"/>
    </style:style>
    <style:style style:name="P3" style:family="paragraph" style:parent-style-name="Standard" style:list-style-name="WW8Num1">
      <style:paragraph-properties fo:margin-top="0cm" fo:margin-bottom="0.212cm" fo:line-height="150%"/>
    </style:style>
    <style:style style:name="T1" style:family="text">
      <style:text-properties fo:font-size="16pt" style:text-underline-style="solid" style:text-underline-width="auto" style:text-underline-color="font-color" style:font-size-asian="16pt"/>
    </style:style>
    <style:style style:name="T2" style:family="text">
      <style:text-properties fo:font-size="16pt" style:font-size-asian="16pt"/>
    </style:style>
    <style:style style:name="T3" style:family="text">
      <style:text-properties fo:font-size="16pt" fo:font-weight="bold" style:font-size-asian="16pt" style:font-weight-asian="bold" style:font-weight-complex="bold"/>
    </style:style>
    <style:style style:name="T4" style:family="text">
      <style:text-properties fo:font-size="16pt" fo:font-weight="bold" style:font-size-asian="16pt" style:font-weight-asian="bold"/>
    </style:style>
    <style:style style:name="T5" style:family="text">
      <style:text-properties fo:font-size="16pt" fo:font-style="italic" style:font-size-asian="16pt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ERCIZIO:</text:p>
      <text:p text:style-name="P2"/>
      <text:list text:style-name="WW8Num1">
        <text:list-item>
          <text:p text:style-name="P3"><text:span text:style-name="T1">Copiare</text:span><text:span text:style-name="T2"> sul Desktop il file </text:span><text:span text:style-name="T3">la_div_r</text:span><text:span text:style-name="T2">.</text:span></text:p>
        </text:list-item>
        <text:list-item>
          <text:p text:style-name="P3"><text:span text:style-name="T1">Sostituire</text:span><text:span text:style-name="T2"> in tutto il documento la parola maiuscola CANTO con la parola CANTO, </text:span><text:span text:style-name="T4">Intestazione 2</text:span><text:span text:style-name="T2">.</text:span></text:p>
        </text:list-item>
        <text:list-item>
          <text:p text:style-name="P3"><text:span text:style-name="T1">Applicare</text:span><text:span text:style-name="T2"> lo stile </text:span><text:span text:style-name="T4">Intestazione 1</text:span><text:span text:style-name="T2"> ai titoli INFERNO, PURGATORIO, PARADISO.</text:span></text:p>
        </text:list-item>
        <text:list-item>
          <text:p text:style-name="P3"><text:span text:style-name="T5">Nel terzo paragrafo</text:span><text:span text:style-name="T2"> </text:span><text:span text:style-name="T1">inserire</text:span><text:span text:style-name="T2"> un </text:span><text:span text:style-name="T3">indice</text:span><text:span text:style-name="T2"> con le impostazioni predefinite.</text:span></text:p>
        </text:list-item>
        <text:list-item>
          <text:p text:style-name="P3"><text:span text:style-name="T5">Dopo il sommario</text:span><text:span text:style-name="T2"> </text:span><text:span text:style-name="T1">inserire</text:span><text:span text:style-name="T2"> un’immagine da file con il nome </text:span><text:span text:style-name="T3">dore</text:span><text:span text:style-name="T2">.</text:span></text:p>
        </text:list-item>
        <text:list-item>
          <text:p text:style-name="P3"><text:span text:style-name="T1">Creare</text:span><text:span text:style-name="T2"> un nuovo stile </text:span><text:span text:style-name="T3">di carattere</text:span><text:span text:style-name="T2"> basato sullo stile predefinito e chiamarlo “</text:span><text:span text:style-name="T3">Nuovo stile</text:span><text:span text:style-name="T2">”, in modo che sia colorato in blu e abbia l’effetto maiuscoletto.</text:span></text:p>
        </text:list-item>
        <text:list-item>
          <text:p text:style-name="P3"><text:span text:style-name="T1">Creare</text:span><text:span text:style-name="T2"> tre documenti secondari per ogni cantica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Arial Unicode MS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arattere_20_predefinito_20_paragrafo" style:display-name="Carattere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499cm" fo:margin-bottom="2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ESERCIZIO 5:</dc:title>
    <meta:initial-creator>caresia</meta:initial-creator>
    <meta:creation-date>2006-07-19T17:31:00</meta:creation-date>
    <dc:creator>Marco Caresia</dc:creator>
    <dc:date>2006-07-19T17:44:16</dc:date>
    <meta:print-date>2004-05-19T07:58:00</meta:print-date>
    <dc:language>it-IT</dc:language>
    <meta:editing-cycles>2</meta:editing-cycles>
    <meta:editing-duration>PT6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8" meta:word-count="87" meta:character-count="554"/>
  </office:meta>
</office:document-meta>
</file>